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CD000001F4E6916DD5DD4AD20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836cm" fo:margin-left="-0.199cm" fo:margin-top="0cm" fo:margin-bottom="0cm" table:align="left" style:writing-mode="lr-tb"/>
    </style:style>
    <style:style style:name="Tabela1.A" style:family="table-column">
      <style:table-column-properties style:column-width="7.918cm"/>
    </style:style>
    <style:style style:name="Tabela1.B" style:family="table-column">
      <style:table-column-properties style:column-width="7.916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="0.5pt solid #000001"/>
    </style:style>
    <style:style style:name="Tabela2" style:family="table">
      <style:table-properties style:width="15.836cm" fo:margin-left="-0.199cm" fo:margin-top="0cm" fo:margin-bottom="0cm" table:align="left" style:writing-mode="lr-tb"/>
    </style:style>
    <style:style style:name="Tabela2.A" style:family="table-column">
      <style:table-column-properties style:column-width="7.918cm"/>
    </style:style>
    <style:style style:name="Tabela2.B" style:family="table-column">
      <style:table-column-properties style:column-width="7.916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text-properties fo:font-weight="normal" style:font-weight-asian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/>
    </style:style>
    <style:style style:name="P3" style:family="paragraph" style:parent-style-name="Standard">
      <style:text-properties fo:font-weight="normal" style:font-weight-asian="normal" style:font-size-complex="9.5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style:page-number="auto"/>
      <style:text-properties fo:font-weight="normal" style:font-weight-asian="normal"/>
    </style:style>
    <style:style style:name="P6" style:family="paragraph" style:parent-style-name="Header">
      <style:paragraph-properties fo:text-align="center" style:justify-single-word="fals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size-complex="9.5pt"/>
    </style:style>
    <style:style style:name="T3" style:family="text">
      <style:text-properties style:text-position="super 58%" fo:font-weight="normal" style:font-weight-asian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Standard"><text:span text:style-name="T1">1 – Ler um valor e escrever se é positivo, negativo ou zero.</text:span></text:p>
      <text:p text:style-name="P1"/>
      <text:p text:style-name="Standard"><text:span text:style-name="T1">2 - Ler as notas da 1</text:span><text:span text:style-name="T3">a</text:span><text:span text:style-name="T1"> e 2</text:span><text:span text:style-name="T3">a</text:span><text:span text:style-name="T1"> avaliação de um aluno. Calcular a média aritmética simples e escrever uma mensagem que diga se o aluno foi ou não aprovado (considerar que se a nota for igual ou maior que 7 o aluno é aprovado). Escrever também a média calculada.</text:span></text:p>
      <text:p text:style-name="P1"/>
      <text:p text:style-name="Standard"><text:span text:style-name="T1">3 - Ler o ano atual e o ano de nascimento de uma pessoa. Escrever uma mensagem que diga se ela poderá ou não votar este ano (não é necessário considerar o mês em que a pessoa nasceu).</text:span></text:p>
      <text:p text:style-name="P1"/>
      <text:p text:style-name="Standard"><text:span text:style-name="T1">4 - Ler 2 valores e escrever o maior deles.</text:span></text:p>
      <text:p text:style-name="P1"/>
      <text:p text:style-name="Standard"><text:span text:style-name="T1">5 - Ler 2 valores e escrevê-los em ordem crescente.</text:span></text:p>
      <text:p text:style-name="P1"/>
      <text:p text:style-name="Standard"><text:span text:style-name="T1">6 - Ler 3 valores e escrever o maior deles.</text:span></text:p>
      <text:p text:style-name="P1"/>
      <text:p text:style-name="Standard"><text:span text:style-name="T1">7 - Ler 3 valores e escrever a soma dos 2 maiores.</text:span></text:p>
      <text:p text:style-name="P1"/>
      <text:p text:style-name="Standard"><text:span text:style-name="T1">8 - Ler 3 valores e escrevê-los em ordem crescente.</text:span></text:p>
      <text:p text:style-name="P1"/>
      <text:p text:style-name="Standard"><text:span text:style-name="T1">9 - Faça um algoritmo que leia um nº inteiro e mostre uma mensagem indicando se este número é par ou ímpar. Ex: se (x%2=0) “x é par”, se (x%2=1) “x é impar”.</text:span></text:p>
      <text:p text:style-name="P1"/>
      <text:p text:style-name="Standard"><text:span text:style-name="T1">10. <text:s/>Leia quantos gols o TIME A marcou em uma partida e leia quantos gols o TIME B marcou. Escrever o nome do vencedor. Caso não haja vencedor deverá ser impressa a palavra EMPATE.</text:span></text:p>
      <text:p text:style-name="P1"/>
      <text:p text:style-name="Standard"><text:span text:style-name="T1">11. Desenvolva um algoritmo que calcule o imposto de renda de um contribuinte considerando que os dados do contribuinte são: número do CPF, número de dependentes e renda mensal. Para o contribuinte será feito um desconto de 5% de salário mínimo por dependente (máximo de 3 dependentes 15%).</text:span></text:p>
      <text:p text:style-name="Standard"><text:span text:style-name="T1">Os valores da alíquota para cálculo do imposto são:</text:span>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<text:span text:style-name="T1">Renda líquida</text:span></text:p>
          </table:table-cell>
          <table:table-cell table:style-name="Tabela1.A1" office:value-type="string">
            <text:p text:style-name="P4"><text:span text:style-name="T1">Alíquota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T1">até 2 salários mínimos</text:span></text:p>
          </table:table-cell>
          <table:table-cell table:style-name="Tabela1.A1" office:value-type="string">
            <text:p text:style-name="P4"><text:span text:style-name="T1">Isento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T1">2..3 salários mínimos</text:span></text:p>
          </table:table-cell>
          <table:table-cell table:style-name="Tabela1.A1" office:value-type="string">
            <text:p text:style-name="P4"><text:span text:style-name="T1">5%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T1">3..5 salários mínimos</text:span></text:p>
          </table:table-cell>
          <table:table-cell table:style-name="Tabela1.A1" office:value-type="string">
            <text:p text:style-name="P4"><text:span text:style-name="T1">10%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T1">5..7 salários mínimos</text:span></text:p>
          </table:table-cell>
          <table:table-cell table:style-name="Tabela1.A1" office:value-type="string">
            <text:p text:style-name="P4"><text:span text:style-name="T1">15%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T1">acima de 7 salários mínimos</text:span></text:p>
          </table:table-cell>
          <table:table-cell table:style-name="Tabela1.A1" office:value-type="string">
            <text:p text:style-name="P4"><text:span text:style-name="T1">20%</text:span></text:p>
          </table:table-cell>
        </table:table-row>
      </table:table>
      <text:p text:style-name="P1"/>
      <text:p text:style-name="P2"><text:soft-page-break/></text:p>
      <text:p text:style-name="Standard"><text:span text:style-name="T1">Deve ser solicitado o valor atual do salário mínimo ao iniciar o algoritmo (R$937</text:span><text:bookmark text:name="_GoBack"/><text:span text:style-name="T1">,00)</text:span></text:p>
      <text:p text:style-name="Standard"><text:span text:style-name="T2">12. A empresa “MultiSoft” decidiu conceder um aumento de salário para os seus funcionários de acordo com a tabela abaixo:</text:span></text:p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<text:span text:style-name="T1">Salário Atual R$</text:span></text:p>
          </table:table-cell>
          <table:table-cell table:style-name="Tabela2.A1" office:value-type="string">
            <text:p text:style-name="P4"><text:span text:style-name="T1">Índice de aumento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0 a 300,00</text:span></text:p>
          </table:table-cell>
          <table:table-cell table:style-name="Tabela2.A1" office:value-type="string">
            <text:p text:style-name="P4"><text:span text:style-name="T1">10%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300,01 a 600,00</text:span></text:p>
          </table:table-cell>
          <table:table-cell table:style-name="Tabela2.A1" office:value-type="string">
            <text:p text:style-name="P4"><text:span text:style-name="T1">11%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600,01 a 900,00</text:span></text:p>
          </table:table-cell>
          <table:table-cell table:style-name="Tabela2.A1" office:value-type="string">
            <text:p text:style-name="P4"><text:span text:style-name="T1">12%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900,01 a 1500,00</text:span></text:p>
          </table:table-cell>
          <table:table-cell table:style-name="Tabela2.A1" office:value-type="string">
            <text:p text:style-name="P4"><text:span text:style-name="T1">6%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1500,01 a 2000,00</text:span></text:p>
          </table:table-cell>
          <table:table-cell table:style-name="Tabela2.A1" office:value-type="string">
            <text:p text:style-name="P4"><text:span text:style-name="T1">3%</text:span></text:p>
          </table:table-cell>
        </table:table-row>
        <table:table-row table:style-name="Tabela2.1">
          <table:table-cell table:style-name="Tabela2.A1" office:value-type="string">
            <text:p text:style-name="P4"><text:span text:style-name="T1">Acima de 2000</text:span></text:p>
          </table:table-cell>
          <table:table-cell table:style-name="Tabela2.A1" office:value-type="string">
            <text:p text:style-name="P4"><text:span text:style-name="T1">Sem aumento</text:span></text:p>
          </table:table-cell>
        </table:table-row>
      </table:table>
      <text:p text:style-name="P3"/>
      <text:p text:style-name="Standard"><text:span text:style-name="T2">Escrever um algoritmo que lê, para cada funcionário, o seu nome e o seu salário atual, escrevendo depois o nome do funcionário, seu salário atual, o percentual de seu aumento e o valor do salário corrigido.</text:span></text:p>
      <text:p text:style-name="P3"/>
      <text:p text:style-name="Standard"><text:span text:style-name="T2">13. Dados os nomes de 5 municípios de uma região e suas temperaturas médias, emitir o seguinte relatório: </text:span></text:p>
      <text:p text:style-name="P3"/>
      <text:p text:style-name="Standard"><text:span text:style-name="T2">   a) temperatura média da região; </text:span></text:p>
      <text:p text:style-name="Standard"><text:span text:style-name="T2">   b) número de municípios com temperatura média inferior a 10ºC; </text:span></text:p>
      <text:p text:style-name="Standard"><text:span text:style-name="T2">   c) nome dos municípios que apresentam temperatura média superior a 30ºC.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fo:font-weight="bold" style:font-size-asian="12pt" style:language-asian="en" style:country-asian="US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0pt" fo:font-weight="normal" style:font-size-asian="10pt" style:font-weight-asian="normal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fo:font-size="14pt" fo:font-style="italic" style:font-size-asian="14pt" style:font-style-asian="italic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weight="normal" style:font-weight-asian="normal"/>
    </style:style>
    <style:style style:name="TCC-T1C" style:family="paragraph" style:parent-style-name="Heading_20_4" style:auto-update="true" style:default-outline-level="1" style:list-style-name="">
      <style:paragraph-properties fo:margin-top="0cm" fo:margin-bottom="0cm" loext:contextual-spacing="false" fo:line-height="150%" fo:text-align="center" style:justify-single-word="false"/>
      <style:text-properties fo:text-transform="uppercase" style:font-name-asian="Arial Unicode MS" style:font-family-asian="'Arial Unicode MS'" style:font-family-generic-asian="system" style:font-pitch-asian="variable"/>
    </style:style>
    <style:style style:name="TCC-T1T" style:family="paragraph" style:parent-style-name="TCC-T1C" style:auto-update="true" style:default-outline-level="">
      <style:paragraph-properties fo:text-align="start" style:justify-single-word="false"/>
    </style:style>
    <style:style style:name="TCC-T3T" style:family="paragraph" style:parent-style-name="Standard" style:next-style-name="Standard" style:auto-update="true" style:default-outline-level="4" style:list-style-name="">
      <style:paragraph-properties fo:line-height="150%" fo:keep-with-next="always"/>
      <style:text-properties fo:font-weight="normal" style:font-name-asian="Arial Unicode MS" style:font-family-asian="'Arial Unicode MS'" style:font-family-generic-asian="system" style:font-pitch-asian="variable" style:font-weight-asian="normal"/>
    </style:style>
    <style:style style:name="TCC-T4T" style:family="paragraph" style:parent-style-name="TCC-T3T" style:next-style-name="Standard" style:auto-update="true" style:default-outline-level=""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/>
      <style:text-properties fo:text-transform="uppercase" fo:font-weight="normal" style:font-weight-asian="normal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/>
      <style:text-properties fo:font-weight="normal" style:font-weight-asian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>
        <style:tab-stops>
          <style:tab-stop style:position="0.751cm"/>
          <style:tab-stop style:position="15.984cm" style:type="right" style:leader-style="dotted" style:leader-text="."/>
        </style:tab-stops>
      </style:paragraph-properties>
      <style:text-properties fo:text-transform="upperca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line-height="150%">
        <style:tab-stops>
          <style:tab-stop style:position="1.251cm"/>
          <style:tab-stop style:position="1.501cm"/>
          <style:tab-stop style:position="15.984cm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711cm" fo:margin-right="0cm" fo:line-height="150%" fo:text-indent="-0.711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weight="normal" style:language-asian="pt" style:country-asian="BR" style:font-weight-asian="normal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font-weight="normal" style:font-size-asian="10pt" style:language-asian="pt" style:country-asian="BR" style:font-weight-asian="normal" style:font-name-complex="Courier New1" style:font-family-complex="'Courier New'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font-weight="bold" style:font-size-asian="8pt" style:language-asian="en" style:country-asian="US" style:font-weight-asian="bold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Recuo_20_de_20_corpo_20_de_20_texto_20_Char" style:display-name="Recuo de corpo de texto Char" style:family="text" style:parent-style-name="Default_20_Paragraph_20_Font">
      <style:text-properties style:font-name="Arial" fo:font-family="Arial" style:font-family-generic="roman" style:font-pitch="variable" fo:font-size="12pt" fo:font-weight="bold" style:font-size-asian="12pt" style:language-asian="en" style:country-asian="US" style:font-weight-asian="bold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ize="10pt" fo:font-style="normal" fo:font-weight="bold" style:font-size-asian="10pt" style:font-style-asian="normal" style:font-weight-asian="bold"/>
    </style:style>
    <style:style style:name="ListLabel_20_3" style:display-name="ListLabel 3" style:family="text">
      <style:text-properties fo:font-style="normal" fo:font-weight="bold" style:font-style-asian="normal" style:font-weight-asian="bold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" style:num-suffix=".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fo:font-weight="normal" style:font-weight-asian="normal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59cm" fo:page-height="27.94cm" style:num-format="1" style:print-orientation="portrait" fo:margin-top="1.27cm" fo:margin-bottom="1cm" fo:margin-left="3cm" fo:margin-right="3cm" style:writing-mode="lr-tb" style:layout-grid-color="#c0c0c0" style:layout-grid-lines="2444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m 3" text:anchor-type="char" svg:x="12.485cm" svg:y="-1.085cm" svg:width="3.228cm" svg:height="3.501cm" draw:z-index="1"><draw:image xlink:href="Pictures/10000200000001CD000001F4E6916DD5DD4AD208.png" xlink:type="simple" xlink:show="embed" xlink:actuate="onLoad"/><svg:desc>D:\Backup\IFC\Imagens\LOGO_IFC-Cdia2.jpg</svg:desc><draw:contour-polygon svg:width="385px" svg:height="476px" svg:viewBox="0 0 385 476" draw:points="90,0 60,30 45,75 45,476 287,476 294,460 294,377 400,377 430,347 408,256 294,136 415,136 400,15 143,0" draw:recreate-on-edit="false"/></draw:frame><text:span text:style-name="MT1">Instituto Federal Catarinense<text:tab/></text:span></text:p>
        <text:p text:style-name="Header"><text:span text:style-name="MT1">Bacharelado em Ciência da Computação</text:span></text:p>
        <text:p text:style-name="Header"><text:span text:style-name="MT1">Algoritmos<text:tab/><text:tab/><text:tab/></text:span></text:p>
        <text:p text:style-name="Header"><text:span text:style-name="MT1">Professor: Diego Ricardo Krohl</text:span></text:p>
        <text:p text:style-name="Header"><text:span text:style-name="MT1"><text:tab/><text:tab/><text:tab/><text:tab/><text:tab/></text:span></text:p>
        <text:p text:style-name="MP1">Exercícios – Lista 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)</dc:title>
    <dc:creator>Avell 1513</dc:creator>
    <meta:editing-cycles>4</meta:editing-cycles>
    <meta:print-date>2010-03-17T19:07:00</meta:print-date>
    <meta:creation-date>2016-03-10T13:07:00</meta:creation-date>
    <dc:date>2017-03-13T19:51:00</dc:date>
    <meta:editing-duration>PT1M</meta:editing-duration>
    <meta:generator>LibreOffice/5.1.5.2$Windows_X86_64 LibreOffice_project/7a864d8825610a8c07cfc3bc01dd4fce6a9447e5</meta:generator>
    <meta:document-statistic meta:table-count="2" meta:image-count="1" meta:object-count="0" meta:page-count="2" meta:paragraph-count="51" meta:word-count="464" meta:character-count="2537" meta:non-whitespace-character-count="2099"/>
    <meta:user-defined meta:name="AppVersion">14.0000</meta:user-defined>
    <meta:user-defined meta:name="Company">CTEL - SENA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